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ff" draw:textarea-vertical-align="middle"/>
    </style:style>
    <style:style style:name="gr2" style:family="graphic" style:parent-style-name="standard">
      <style:graphic-properties draw:stroke="none" draw:stroke-dash="Dash_20_2" svg:stroke-width="0cm" draw:stroke-linejoin="none" svg:stroke-linecap="butt" draw:fill="solid" draw:fill-color="#000000"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Default">
        <draw:rect draw:style-name="gr1" draw:text-style-name="P1" draw:layer="layout" svg:width="17.272cm" svg:height="17.272cm" svg:x="2.347cm" svg:y="5.09cm" draw:corner-radius="1.27cm">
          <text:p/>
        </draw:rect>
        <draw:g>
          <draw:path draw:style-name="gr2" draw:text-style-name="P1" draw:layer="layout" svg:width="16.534cm" svg:height="16.509cm" svg:x="2.777cm" svg:y="5.443cm" svg:viewBox="0 0 16535 16510" svg:d="M15050 0l136 26 133 36 128 47 123 57 119 67 114 77 110 88 105 98 121 132 105 140 47 73 42 74 39 76 34 78 30 80 26 81 41 168 24 176 8 182v12978l-8 183-24 175-41 168-26 81-30 80-34 78-39 76-42 75-47 72-105 140-121 133-133 121-140 104-72 47-74 42-77 38-77 34-80 31-81 26-169 40-175 24-183 8h-12980l-183-8-175-24-168-40-82-26-80-31-78-34-76-38-74-42-73-47-139-104-133-121-121-133-105-140-46-72-43-75-38-76-34-78-30-80-27-81-40-168-24-175-8-183v-12978l8-182 24-176 40-168 27-81 30-80 34-78 38-76 43-74 46-73 105-140 121-132 105-98 110-88 114-77 119-67 123-57 128-47 133-36 137-26zM12608 3409h-8723v1054h2047l-993 3390h-3761v888h3493l-1282 4340h1509l1282-4340h4154l1282 4340h1571l-1303-4340h3473v-868h-3721l-992-3430h1964zM7461 4443h1633l972 3410h-3618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10-04T10:35:20</dc:date>
    <meta:document-statistic meta:object-count="3"/>
    <meta:generator>OpenOffice/4.1.0$Unix OpenOffice.org_project/410m18$Build-9764</meta:generator>
  </office:meta>
</office:document-meta>
</file>